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CILA DEL ROSARIO, LION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36659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770171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ACILA DEL ROSARIO, LION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3665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08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16</text:p>
          </table:table-cell>
          <table:table-cell table:style-name="Tableau1.D2" office:value-type="string">
            <text:p text:style-name="P12">7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5T21:46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